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verter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A;" calcext:value-type="string">
            <text:p>uint16_t A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AphA;" calcext:value-type="string">
            <text:p>uint16_t Aph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AphB;" calcext:value-type="string">
            <text:p>uint16_t AphB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AphC;" calcext:value-type="string">
            <text:p>uint16_t AphC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sunssf</text:p>
          </table:table-cell>
          <table:table-cell/>
          <table:table-cell table:formula="of:=IF([.G7]=&quot;sunssf&quot;;&quot;int16&quot;;[.G7])" office:value-type="string" office:string-value="int16" calcext:value-type="string">
            <text:p>int16</text:p>
          </table:table-cell>
          <table:table-cell table:formula="of:=IF([.I7]=&quot;enum16&quot;;&quot;uint16&quot;;[.I7])" office:value-type="string" office:string-value="int16" calcext:value-type="string">
            <text:p>int16</text:p>
          </table:table-cell>
          <table:table-cell table:formula="of:=IF([.J7]=&quot;bitfield16&quot;;&quot;uint16&quot;;[.J7])" office:value-type="string" office:string-value="int16" calcext:value-type="string">
            <text:p>int16</text:p>
          </table:table-cell>
          <table:table-cell table:number-columns-repeated="2"/>
          <table:table-cell table:formula="of:=[.K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PPVphAB;" calcext:value-type="string">
            <text:p>uint16_t PPVphAB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PPVphBC;" calcext:value-type="string">
            <text:p>uint16_t PPVphBC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PPVphCA;" calcext:value-type="string">
            <text:p>uint16_t PPVphCA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PhVphA;" calcext:value-type="string">
            <text:p>uint16_t PhVphA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PhVphB;" calcext:value-type="string">
            <text:p>uint16_t PhVphB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16&quot;;&quot;uint16&quot;;[.J13])" office:value-type="string" office:string-value="uint16" calcext:value-type="string">
            <text:p>uint16</text:p>
          </table:table-cell>
          <table:table-cell table:number-columns-repeated="2"/>
          <table:table-cell table:formula="of:=[.K13]&amp;&quot;_t &quot;&amp;[.F13]&amp;&quot;;&quot;" office:value-type="string" office:string-value="uint16_t PhVphC;" calcext:value-type="string">
            <text:p>uint16_t PhVphC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sunssf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16&quot;;&quot;uint16&quot;;[.J15])" office:value-type="string" office:string-value="int16" calcext:value-type="string">
            <text:p>int16</text:p>
          </table:table-cell>
          <table:table-cell table:number-columns-repeated="2"/>
          <table:table-cell table:formula="of:=[.K15]&amp;&quot;_t &quot;&amp;[.F15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sunssf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16&quot;;&quot;uint16&quot;;[.J16])" office:value-type="string" office:string-value="int16" calcext:value-type="string">
            <text:p>int16</text:p>
          </table:table-cell>
          <table:table-cell table:number-columns-repeated="2"/>
          <table:table-cell table:formula="of:=[.K16]&amp;&quot;_t &quot;&amp;[.F16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Hz;" calcext:value-type="string">
            <text:p>uint16_t Hz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sunssf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16&quot;;&quot;uint16&quot;;[.J18])" office:value-type="string" office:string-value="int16" calcext:value-type="string">
            <text:p>int16</text:p>
          </table:table-cell>
          <table:table-cell table:number-columns-repeated="2"/>
          <table:table-cell table:formula="of:=[.K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uint32</text:p>
          </table:table-cell>
          <table:table-cell/>
          <table:table-cell table:formula="of:=IF([.G25]=&quot;sunssf&quot;;&quot;int16&quot;;[.G25])" office:value-type="string" office:string-value="uint32" calcext:value-type="string">
            <text:p>uint32</text:p>
          </table:table-cell>
          <table:table-cell table:formula="of:=IF([.I25]=&quot;enum16&quot;;&quot;uint16&quot;;[.I25])" office:value-type="string" office:string-value="uint32" calcext:value-type="string">
            <text:p>uint32</text:p>
          </table:table-cell>
          <table:table-cell table:formula="of:=IF([.J25]=&quot;bitfield16&quot;;&quot;uint16&quot;;[.J25])" office:value-type="string" office:string-value="uint32" calcext:value-type="string">
            <text:p>uint32</text:p>
          </table:table-cell>
          <table:table-cell table:number-columns-repeated="2"/>
          <table:table-cell table:formula="of:=[.K25]&amp;&quot;_t &quot;&amp;[.F25]&amp;&quot;;&quot;" office:value-type="string" office:string-value="uint32_t WH;" calcext:value-type="string">
            <text:p>uint32_t WH;</text:p>
          </table:table-cell>
        </table:table-row>
        <table:table-row table:style-name="ro1">
          <table:table-cell table:formula="of:=[.B25]+1" office:value-type="float" office:value="27" calcext:value-type="float">
            <text:p>27</text:p>
          </table:table-cell>
          <table:table-cell table:formula="of:=[.A26]+[.C26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WH_SF;" calcext:value-type="string">
            <text:p>int16_t WH_SF;</text:p>
          </table:table-cell>
        </table:table-row>
        <table:table-row table:style-name="ro1">
          <table:table-cell table:formula="of:=[.B26]+1" office:value-type="float" office:value="28" calcext:value-type="float">
            <text:p>28</text:p>
          </table:table-cell>
          <table:table-cell table:formula="of:=[.A27]+[.C27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uint16</text:p>
          </table:table-cell>
          <table:table-cell/>
          <table:table-cell table:formula="of:=IF([.G27]=&quot;sunssf&quot;;&quot;int16&quot;;[.G27])" office:value-type="string" office:string-value="uint16" calcext:value-type="string">
            <text:p>uint16</text:p>
          </table:table-cell>
          <table:table-cell table:formula="of:=IF([.I27]=&quot;enum16&quot;;&quot;uint16&quot;;[.I27])" office:value-type="string" office:string-value="uint16" calcext:value-type="string">
            <text:p>uint16</text:p>
          </table:table-cell>
          <table:table-cell table:formula="of:=IF([.J27]=&quot;bitfield16&quot;;&quot;uint16&quot;;[.J27])" office:value-type="string" office:string-value="uint16" calcext:value-type="string">
            <text:p>uint16</text:p>
          </table:table-cell>
          <table:table-cell table:number-columns-repeated="2"/>
          <table:table-cell table:formula="of:=[.K27]&amp;&quot;_t &quot;&amp;[.F27]&amp;&quot;;&quot;" office:value-type="string" office:string-value="uint16_t DCA;" calcext:value-type="string">
            <text:p>uint16_t DCA;</text:p>
          </table:table-cell>
        </table:table-row>
        <table:table-row table:style-name="ro1">
          <table:table-cell table:formula="of:=[.B27]+1" office:value-type="float" office:value="29" calcext:value-type="float">
            <text:p>29</text:p>
          </table:table-cell>
          <table:table-cell table:formula="of:=[.A28]+[.C28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28]=&quot;sunssf&quot;;&quot;int16&quot;;[.G28])" office:value-type="string" office:string-value="int16" calcext:value-type="string">
            <text:p>int16</text:p>
          </table:table-cell>
          <table:table-cell table:formula="of:=IF([.I28]=&quot;enum16&quot;;&quot;uint16&quot;;[.I28])" office:value-type="string" office:string-value="int16" calcext:value-type="string">
            <text:p>int16</text:p>
          </table:table-cell>
          <table:table-cell table:formula="of:=IF([.J28]=&quot;bitfield16&quot;;&quot;uint16&quot;;[.J28])" office:value-type="string" office:string-value="int16" calcext:value-type="string">
            <text:p>int16</text:p>
          </table:table-cell>
          <table:table-cell table:number-columns-repeated="2"/>
          <table:table-cell table:formula="of:=[.K28]&amp;&quot;_t &quot;&amp;[.F28]&amp;&quot;;&quot;" office:value-type="string" office:string-value="int16_t DCA_SF;" calcext:value-type="string">
            <text:p>int16_t DCA_SF;</text:p>
          </table:table-cell>
        </table:table-row>
        <table:table-row table:style-name="ro1">
          <table:table-cell table:formula="of:=[.B28]+1" office:value-type="float" office:value="30" calcext:value-type="float">
            <text:p>30</text:p>
          </table:table-cell>
          <table:table-cell table:formula="of:=[.A29]+[.C29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</text:p>
          </table:table-cell>
          <table:table-cell office:value-type="string" calcext:value-type="string">
            <text:p>uint16</text:p>
          </table:table-cell>
          <table:table-cell/>
          <table:table-cell table:formula="of:=IF([.G29]=&quot;sunssf&quot;;&quot;int16&quot;;[.G29])" office:value-type="string" office:string-value="uint16" calcext:value-type="string">
            <text:p>uint16</text:p>
          </table:table-cell>
          <table:table-cell table:formula="of:=IF([.I29]=&quot;enum16&quot;;&quot;uint16&quot;;[.I29])" office:value-type="string" office:string-value="uint16" calcext:value-type="string">
            <text:p>uint16</text:p>
          </table:table-cell>
          <table:table-cell table:formula="of:=IF([.J29]=&quot;bitfield16&quot;;&quot;uint16&quot;;[.J29])" office:value-type="string" office:string-value="uint16" calcext:value-type="string">
            <text:p>uint16</text:p>
          </table:table-cell>
          <table:table-cell table:number-columns-repeated="2"/>
          <table:table-cell table:formula="of:=[.K29]&amp;&quot;_t &quot;&amp;[.F29]&amp;&quot;;&quot;" office:value-type="string" office:string-value="uint16_t DCV;" calcext:value-type="string">
            <text:p>uint16_t DCV;</text:p>
          </table:table-cell>
        </table:table-row>
        <table:table-row table:style-name="ro1">
          <table:table-cell table:formula="of:=[.B29]+1" office:value-type="float" office:value="31" calcext:value-type="float">
            <text:p>31</text:p>
          </table:table-cell>
          <table:table-cell table:formula="of:=[.A30]+[.C3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30]=&quot;sunssf&quot;;&quot;int16&quot;;[.G30])" office:value-type="string" office:string-value="int16" calcext:value-type="string">
            <text:p>int16</text:p>
          </table:table-cell>
          <table:table-cell table:formula="of:=IF([.I30]=&quot;enum16&quot;;&quot;uint16&quot;;[.I30])" office:value-type="string" office:string-value="int16" calcext:value-type="string">
            <text:p>int16</text:p>
          </table:table-cell>
          <table:table-cell table:formula="of:=IF([.J30]=&quot;bitfield16&quot;;&quot;uint16&quot;;[.J30])" office:value-type="string" office:string-value="int16" calcext:value-type="string">
            <text:p>int16</text:p>
          </table:table-cell>
          <table:table-cell table:number-columns-repeated="2"/>
          <table:table-cell table:formula="of:=[.K30]&amp;&quot;_t &quot;&amp;[.F30]&amp;&quot;;&quot;" office:value-type="string" office:string-value="int16_t DCV_SF;" calcext:value-type="string">
            <text:p>int16_t DCV_SF;</text:p>
          </table:table-cell>
        </table:table-row>
        <table:table-row table:style-name="ro1">
          <table:table-cell table:formula="of:=[.B30]+1" office:value-type="float" office:value="32" calcext:value-type="float">
            <text:p>32</text:p>
          </table:table-cell>
          <table:table-cell table:formula="of:=[.A31]+[.C31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</text:p>
          </table:table-cell>
          <table:table-cell office:value-type="string" calcext:value-type="string">
            <text:p>int16</text:p>
          </table:table-cell>
          <table:table-cell/>
          <table:table-cell table:formula="of:=IF([.G31]=&quot;sunssf&quot;;&quot;int16&quot;;[.G31])" office:value-type="string" office:string-value="int16" calcext:value-type="string">
            <text:p>int16</text:p>
          </table:table-cell>
          <table:table-cell table:formula="of:=IF([.I31]=&quot;enum16&quot;;&quot;uint16&quot;;[.I31])" office:value-type="string" office:string-value="int16" calcext:value-type="string">
            <text:p>int16</text:p>
          </table:table-cell>
          <table:table-cell table:formula="of:=IF([.J31]=&quot;bitfield16&quot;;&quot;uint16&quot;;[.J31])" office:value-type="string" office:string-value="int16" calcext:value-type="string">
            <text:p>int16</text:p>
          </table:table-cell>
          <table:table-cell table:number-columns-repeated="2"/>
          <table:table-cell table:formula="of:=[.K31]&amp;&quot;_t &quot;&amp;[.F31]&amp;&quot;;&quot;" office:value-type="string" office:string-value="int16_t DCW;" calcext:value-type="string">
            <text:p>int16_t DCW;</text:p>
          </table:table-cell>
        </table:table-row>
        <table:table-row table:style-name="ro1">
          <table:table-cell table:formula="of:=[.B31]+1" office:value-type="float" office:value="33" calcext:value-type="float">
            <text:p>33</text:p>
          </table:table-cell>
          <table:table-cell table:formula="of:=[.A32]+[.C32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32]=&quot;sunssf&quot;;&quot;int16&quot;;[.G32])" office:value-type="string" office:string-value="int16" calcext:value-type="string">
            <text:p>int16</text:p>
          </table:table-cell>
          <table:table-cell table:formula="of:=IF([.I32]=&quot;enum16&quot;;&quot;uint16&quot;;[.I32])" office:value-type="string" office:string-value="int16" calcext:value-type="string">
            <text:p>int16</text:p>
          </table:table-cell>
          <table:table-cell table:formula="of:=IF([.J32]=&quot;bitfield16&quot;;&quot;uint16&quot;;[.J32])" office:value-type="string" office:string-value="int16" calcext:value-type="string">
            <text:p>int16</text:p>
          </table:table-cell>
          <table:table-cell table:number-columns-repeated="2"/>
          <table:table-cell table:formula="of:=[.K32]&amp;&quot;_t &quot;&amp;[.F32]&amp;&quot;;&quot;" office:value-type="string" office:string-value="int16_t DCW_SF;" calcext:value-type="string">
            <text:p>int16_t DCW_SF;</text:p>
          </table:table-cell>
        </table:table-row>
        <table:table-row table:style-name="ro1">
          <table:table-cell table:formula="of:=[.B32]+1" office:value-type="float" office:value="34" calcext:value-type="float">
            <text:p>34</text:p>
          </table:table-cell>
          <table:table-cell table:formula="of:=[.A33]+[.C33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Cab</text:p>
          </table:table-cell>
          <table:table-cell office:value-type="string" calcext:value-type="string">
            <text:p>int16</text:p>
          </table:table-cell>
          <table:table-cell/>
          <table:table-cell table:formula="of:=IF([.G33]=&quot;sunssf&quot;;&quot;int16&quot;;[.G33])" office:value-type="string" office:string-value="int16" calcext:value-type="string">
            <text:p>int16</text:p>
          </table:table-cell>
          <table:table-cell table:formula="of:=IF([.I33]=&quot;enum16&quot;;&quot;uint16&quot;;[.I33])" office:value-type="string" office:string-value="int16" calcext:value-type="string">
            <text:p>int16</text:p>
          </table:table-cell>
          <table:table-cell table:formula="of:=IF([.J33]=&quot;bitfield16&quot;;&quot;uint16&quot;;[.J33])" office:value-type="string" office:string-value="int16" calcext:value-type="string">
            <text:p>int16</text:p>
          </table:table-cell>
          <table:table-cell table:number-columns-repeated="2"/>
          <table:table-cell table:formula="of:=[.K33]&amp;&quot;_t &quot;&amp;[.F33]&amp;&quot;;&quot;" office:value-type="string" office:string-value="int16_t TmpCab;" calcext:value-type="string">
            <text:p>int16_t TmpCab;</text:p>
          </table:table-cell>
        </table:table-row>
        <table:table-row table:style-name="ro1">
          <table:table-cell table:formula="of:=[.B33]+1" office:value-type="float" office:value="35" calcext:value-type="float">
            <text:p>35</text:p>
          </table:table-cell>
          <table:table-cell table:formula="of:=[.A34]+[.C34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Snk</text:p>
          </table:table-cell>
          <table:table-cell office:value-type="string" calcext:value-type="string">
            <text:p>int16</text:p>
          </table:table-cell>
          <table:table-cell/>
          <table:table-cell table:formula="of:=IF([.G34]=&quot;sunssf&quot;;&quot;int16&quot;;[.G34])" office:value-type="string" office:string-value="int16" calcext:value-type="string">
            <text:p>int16</text:p>
          </table:table-cell>
          <table:table-cell table:formula="of:=IF([.I34]=&quot;enum16&quot;;&quot;uint16&quot;;[.I34])" office:value-type="string" office:string-value="int16" calcext:value-type="string">
            <text:p>int16</text:p>
          </table:table-cell>
          <table:table-cell table:formula="of:=IF([.J34]=&quot;bitfield16&quot;;&quot;uint16&quot;;[.J34])" office:value-type="string" office:string-value="int16" calcext:value-type="string">
            <text:p>int16</text:p>
          </table:table-cell>
          <table:table-cell table:number-columns-repeated="2"/>
          <table:table-cell table:formula="of:=[.K34]&amp;&quot;_t &quot;&amp;[.F34]&amp;&quot;;&quot;" office:value-type="string" office:string-value="int16_t TmpSnk;" calcext:value-type="string">
            <text:p>int16_t TmpSnk;</text:p>
          </table:table-cell>
        </table:table-row>
        <table:table-row table:style-name="ro1">
          <table:table-cell table:formula="of:=[.B34]+1" office:value-type="float" office:value="36" calcext:value-type="float">
            <text:p>36</text:p>
          </table:table-cell>
          <table:table-cell table:formula="of:=[.A35]+[.C35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Trns</text:p>
          </table:table-cell>
          <table:table-cell office:value-type="string" calcext:value-type="string">
            <text:p>int16</text:p>
          </table:table-cell>
          <table:table-cell/>
          <table:table-cell table:formula="of:=IF([.G35]=&quot;sunssf&quot;;&quot;int16&quot;;[.G35])" office:value-type="string" office:string-value="int16" calcext:value-type="string">
            <text:p>int16</text:p>
          </table:table-cell>
          <table:table-cell table:formula="of:=IF([.I35]=&quot;enum16&quot;;&quot;uint16&quot;;[.I35])" office:value-type="string" office:string-value="int16" calcext:value-type="string">
            <text:p>int16</text:p>
          </table:table-cell>
          <table:table-cell table:formula="of:=IF([.J35]=&quot;bitfield16&quot;;&quot;uint16&quot;;[.J35])" office:value-type="string" office:string-value="int16" calcext:value-type="string">
            <text:p>int16</text:p>
          </table:table-cell>
          <table:table-cell table:number-columns-repeated="2"/>
          <table:table-cell table:formula="of:=[.K35]&amp;&quot;_t &quot;&amp;[.F35]&amp;&quot;;&quot;" office:value-type="string" office:string-value="int16_t TmpTrns;" calcext:value-type="string">
            <text:p>int16_t TmpTrns;</text:p>
          </table:table-cell>
        </table:table-row>
        <table:table-row table:style-name="ro1">
          <table:table-cell table:formula="of:=[.B35]+1" office:value-type="float" office:value="37" calcext:value-type="float">
            <text:p>37</text:p>
          </table:table-cell>
          <table:table-cell table:formula="of:=[.A36]+[.C36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Ot</text:p>
          </table:table-cell>
          <table:table-cell office:value-type="string" calcext:value-type="string">
            <text:p>int16</text:p>
          </table:table-cell>
          <table:table-cell/>
          <table:table-cell table:formula="of:=IF([.G36]=&quot;sunssf&quot;;&quot;int16&quot;;[.G36])" office:value-type="string" office:string-value="int16" calcext:value-type="string">
            <text:p>int16</text:p>
          </table:table-cell>
          <table:table-cell table:formula="of:=IF([.I36]=&quot;enum16&quot;;&quot;uint16&quot;;[.I36])" office:value-type="string" office:string-value="int16" calcext:value-type="string">
            <text:p>int16</text:p>
          </table:table-cell>
          <table:table-cell table:formula="of:=IF([.J36]=&quot;bitfield16&quot;;&quot;uint16&quot;;[.J36])" office:value-type="string" office:string-value="int16" calcext:value-type="string">
            <text:p>int16</text:p>
          </table:table-cell>
          <table:table-cell table:number-columns-repeated="2"/>
          <table:table-cell table:formula="of:=[.K36]&amp;&quot;_t &quot;&amp;[.F36]&amp;&quot;;&quot;" office:value-type="string" office:string-value="int16_t TmpOt;" calcext:value-type="string">
            <text:p>int16_t TmpOt;</text:p>
          </table:table-cell>
        </table:table-row>
        <table:table-row table:style-name="ro1">
          <table:table-cell table:formula="of:=[.B36]+1" office:value-type="float" office:value="38" calcext:value-type="float">
            <text:p>38</text:p>
          </table:table-cell>
          <table:table-cell table:formula="of:=[.A37]+[.C37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_SF</text:p>
          </table:table-cell>
          <table:table-cell office:value-type="string" calcext:value-type="string">
            <text:p>sunssf</text:p>
          </table:table-cell>
          <table:table-cell/>
          <table:table-cell table:formula="of:=IF([.G37]=&quot;sunssf&quot;;&quot;int16&quot;;[.G37])" office:value-type="string" office:string-value="int16" calcext:value-type="string">
            <text:p>int16</text:p>
          </table:table-cell>
          <table:table-cell table:formula="of:=IF([.I37]=&quot;enum16&quot;;&quot;uint16&quot;;[.I37])" office:value-type="string" office:string-value="int16" calcext:value-type="string">
            <text:p>int16</text:p>
          </table:table-cell>
          <table:table-cell table:formula="of:=IF([.J37]=&quot;bitfield16&quot;;&quot;uint16&quot;;[.J37])" office:value-type="string" office:string-value="int16" calcext:value-type="string">
            <text:p>int16</text:p>
          </table:table-cell>
          <table:table-cell table:number-columns-repeated="2"/>
          <table:table-cell table:formula="of:=[.K37]&amp;&quot;_t &quot;&amp;[.F37]&amp;&quot;;&quot;" office:value-type="string" office:string-value="int16_t Tmp_SF;" calcext:value-type="string">
            <text:p>int16_t Tmp_SF;</text:p>
          </table:table-cell>
        </table:table-row>
        <table:table-row table:style-name="ro1">
          <table:table-cell table:formula="of:=[.B37]+1" office:value-type="float" office:value="39" calcext:value-type="float">
            <text:p>39</text:p>
          </table:table-cell>
          <table:table-cell table:formula="of:=[.A38]+[.C38]-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um16</text:p>
          </table:table-cell>
          <table:table-cell/>
          <table:table-cell table:formula="of:=IF([.G38]=&quot;sunssf&quot;;&quot;int16&quot;;[.G38])" office:value-type="string" office:string-value="enum16" calcext:value-type="string">
            <text:p>enum16</text:p>
          </table:table-cell>
          <table:table-cell table:formula="of:=IF([.I38]=&quot;enum16&quot;;&quot;uint16&quot;;[.I38])" office:value-type="string" office:string-value="uint16" calcext:value-type="string">
            <text:p>uint16</text:p>
          </table:table-cell>
          <table:table-cell table:formula="of:=IF([.J38]=&quot;bitfield16&quot;;&quot;uint16&quot;;[.J38])" office:value-type="string" office:string-value="uint16" calcext:value-type="string">
            <text:p>uint16</text:p>
          </table:table-cell>
          <table:table-cell table:number-columns-repeated="2"/>
          <table:table-cell table:formula="of:=[.K38]&amp;&quot;_t &quot;&amp;[.F38]&amp;&quot;;&quot;" office:value-type="string" office:string-value="uint16_t St;" calcext:value-type="string">
            <text:p>uint16_t St;</text:p>
          </table:table-cell>
        </table:table-row>
        <table:table-row table:style-name="ro1">
          <table:table-cell table:formula="of:=[.B38]+1" office:value-type="float" office:value="40" calcext:value-type="float">
            <text:p>40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Vnd</text:p>
          </table:table-cell>
          <table:table-cell office:value-type="string" calcext:value-type="string">
            <text:p>enum16</text:p>
          </table:table-cell>
          <table:table-cell/>
          <table:table-cell table:formula="of:=IF([.G39]=&quot;sunssf&quot;;&quot;int16&quot;;[.G39])" office:value-type="string" office:string-value="enum16" calcext:value-type="string">
            <text:p>enum16</text:p>
          </table:table-cell>
          <table:table-cell table:formula="of:=IF([.I39]=&quot;enum16&quot;;&quot;uint16&quot;;[.I39])" office:value-type="string" office:string-value="uint16" calcext:value-type="string">
            <text:p>uint16</text:p>
          </table:table-cell>
          <table:table-cell table:formula="of:=IF([.J39]=&quot;bitfield16&quot;;&quot;uint16&quot;;[.J39])" office:value-type="string" office:string-value="uint16" calcext:value-type="string">
            <text:p>uint16</text:p>
          </table:table-cell>
          <table:table-cell table:number-columns-repeated="2"/>
          <table:table-cell table:formula="of:=[.K39]&amp;&quot;_t &quot;&amp;[.F39]&amp;&quot;;&quot;" office:value-type="string" office:string-value="uint16_t StVnd;" calcext:value-type="string">
            <text:p>uint16_t StVnd;</text:p>
          </table:table-cell>
        </table:table-row>
        <table:table-row table:style-name="ro1">
          <table:table-cell table:formula="of:=[.B39]+1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1</text:p>
          </table:table-cell>
          <table:table-cell office:value-type="string" calcext:value-type="string">
            <text:p>uint32</text:p>
          </table:table-cell>
          <table:table-cell/>
          <table:table-cell table:formula="of:=IF([.G40]=&quot;sunssf&quot;;&quot;int16&quot;;[.G40])" office:value-type="string" office:string-value="uint32" calcext:value-type="string">
            <text:p>uint32</text:p>
          </table:table-cell>
          <table:table-cell table:formula="of:=IF([.I40]=&quot;enum16&quot;;&quot;uint16&quot;;[.I40])" office:value-type="string" office:string-value="uint32" calcext:value-type="string">
            <text:p>uint32</text:p>
          </table:table-cell>
          <table:table-cell table:formula="of:=IF([.J40]=&quot;bitfield16&quot;;&quot;uint16&quot;;[.J40])" office:value-type="string" office:string-value="uint32" calcext:value-type="string">
            <text:p>uint32</text:p>
          </table:table-cell>
          <table:table-cell table:number-columns-repeated="2"/>
          <table:table-cell table:formula="of:=[.K40]&amp;&quot;_t &quot;&amp;[.F40]&amp;&quot;;&quot;" office:value-type="string" office:string-value="uint32_t Evt1;" calcext:value-type="string">
            <text:p>uint32_t Evt1;</text:p>
          </table:table-cell>
        </table:table-row>
        <table:table-row table:style-name="ro1">
          <table:table-cell table:formula="of:=[.B40]+1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2</text:p>
          </table:table-cell>
          <table:table-cell office:value-type="string" calcext:value-type="string">
            <text:p>uint32</text:p>
          </table:table-cell>
          <table:table-cell/>
          <table:table-cell table:formula="of:=IF([.G41]=&quot;sunssf&quot;;&quot;int16&quot;;[.G41])" office:value-type="string" office:string-value="uint32" calcext:value-type="string">
            <text:p>uint32</text:p>
          </table:table-cell>
          <table:table-cell table:formula="of:=IF([.I41]=&quot;enum16&quot;;&quot;uint16&quot;;[.I41])" office:value-type="string" office:string-value="uint32" calcext:value-type="string">
            <text:p>uint32</text:p>
          </table:table-cell>
          <table:table-cell table:formula="of:=IF([.J41]=&quot;bitfield16&quot;;&quot;uint16&quot;;[.J41])" office:value-type="string" office:string-value="uint32" calcext:value-type="string">
            <text:p>uint32</text:p>
          </table:table-cell>
          <table:table-cell table:number-columns-repeated="2"/>
          <table:table-cell table:formula="of:=[.K41]&amp;&quot;_t &quot;&amp;[.F41]&amp;&quot;;&quot;" office:value-type="string" office:string-value="uint32_t Evt2;" calcext:value-type="string">
            <text:p>uint32_t Evt2;</text:p>
          </table:table-cell>
        </table:table-row>
        <table:table-row table:style-name="ro1">
          <table:table-cell table:formula="of:=[.B41]+1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1</text:p>
          </table:table-cell>
          <table:table-cell office:value-type="string" calcext:value-type="string">
            <text:p>uint32</text:p>
          </table:table-cell>
          <table:table-cell/>
          <table:table-cell table:formula="of:=IF([.G42]=&quot;sunssf&quot;;&quot;int16&quot;;[.G42])" office:value-type="string" office:string-value="uint32" calcext:value-type="string">
            <text:p>uint32</text:p>
          </table:table-cell>
          <table:table-cell table:formula="of:=IF([.I42]=&quot;enum16&quot;;&quot;uint16&quot;;[.I42])" office:value-type="string" office:string-value="uint32" calcext:value-type="string">
            <text:p>uint32</text:p>
          </table:table-cell>
          <table:table-cell table:formula="of:=IF([.J42]=&quot;bitfield16&quot;;&quot;uint16&quot;;[.J42])" office:value-type="string" office:string-value="uint32" calcext:value-type="string">
            <text:p>uint32</text:p>
          </table:table-cell>
          <table:table-cell table:number-columns-repeated="2"/>
          <table:table-cell table:formula="of:=[.K42]&amp;&quot;_t &quot;&amp;[.F42]&amp;&quot;;&quot;" office:value-type="string" office:string-value="uint32_t EvtVnd1;" calcext:value-type="string">
            <text:p>uint32_t EvtVnd1;</text:p>
          </table:table-cell>
        </table:table-row>
        <table:table-row table:style-name="ro1">
          <table:table-cell table:formula="of:=[.B42]+1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2</text:p>
          </table:table-cell>
          <table:table-cell office:value-type="string" calcext:value-type="string">
            <text:p>uint32</text:p>
          </table:table-cell>
          <table:table-cell/>
          <table:table-cell table:formula="of:=IF([.G43]=&quot;sunssf&quot;;&quot;int16&quot;;[.G43])" office:value-type="string" office:string-value="uint32" calcext:value-type="string">
            <text:p>uint32</text:p>
          </table:table-cell>
          <table:table-cell table:formula="of:=IF([.I43]=&quot;enum16&quot;;&quot;uint16&quot;;[.I43])" office:value-type="string" office:string-value="uint32" calcext:value-type="string">
            <text:p>uint32</text:p>
          </table:table-cell>
          <table:table-cell table:formula="of:=IF([.J43]=&quot;bitfield16&quot;;&quot;uint16&quot;;[.J43])" office:value-type="string" office:string-value="uint32" calcext:value-type="string">
            <text:p>uint32</text:p>
          </table:table-cell>
          <table:table-cell table:number-columns-repeated="2"/>
          <table:table-cell table:formula="of:=[.K43]&amp;&quot;_t &quot;&amp;[.F43]&amp;&quot;;&quot;" office:value-type="string" office:string-value="uint32_t EvtVnd2;" calcext:value-type="string">
            <text:p>uint32_t EvtVnd2;</text:p>
          </table:table-cell>
        </table:table-row>
        <table:table-row table:style-name="ro1">
          <table:table-cell table:formula="of:=[.B43]+1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3</text:p>
          </table:table-cell>
          <table:table-cell office:value-type="string" calcext:value-type="string">
            <text:p>uint32</text:p>
          </table:table-cell>
          <table:table-cell/>
          <table:table-cell table:formula="of:=IF([.G44]=&quot;sunssf&quot;;&quot;int16&quot;;[.G44])" office:value-type="string" office:string-value="uint32" calcext:value-type="string">
            <text:p>uint32</text:p>
          </table:table-cell>
          <table:table-cell table:formula="of:=IF([.I44]=&quot;enum16&quot;;&quot;uint16&quot;;[.I44])" office:value-type="string" office:string-value="uint32" calcext:value-type="string">
            <text:p>uint32</text:p>
          </table:table-cell>
          <table:table-cell table:formula="of:=IF([.J44]=&quot;bitfield16&quot;;&quot;uint16&quot;;[.J44])" office:value-type="string" office:string-value="uint32" calcext:value-type="string">
            <text:p>uint32</text:p>
          </table:table-cell>
          <table:table-cell table:number-columns-repeated="2"/>
          <table:table-cell table:formula="of:=[.K44]&amp;&quot;_t &quot;&amp;[.F44]&amp;&quot;;&quot;" office:value-type="string" office:string-value="uint32_t EvtVnd3;" calcext:value-type="string">
            <text:p>uint32_t EvtVnd3;</text:p>
          </table:table-cell>
        </table:table-row>
        <table:table-row table:style-name="ro1">
          <table:table-cell table:formula="of:=[.B44]+1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4</text:p>
          </table:table-cell>
          <table:table-cell office:value-type="string" calcext:value-type="string">
            <text:p>uint32</text:p>
          </table:table-cell>
          <table:table-cell/>
          <table:table-cell table:formula="of:=IF([.G45]=&quot;sunssf&quot;;&quot;int16&quot;;[.G45])" office:value-type="string" office:string-value="uint32" calcext:value-type="string">
            <text:p>uint32</text:p>
          </table:table-cell>
          <table:table-cell table:formula="of:=IF([.I45]=&quot;enum16&quot;;&quot;uint16&quot;;[.I45])" office:value-type="string" office:string-value="uint32" calcext:value-type="string">
            <text:p>uint32</text:p>
          </table:table-cell>
          <table:table-cell table:formula="of:=IF([.J45]=&quot;bitfield16&quot;;&quot;uint16&quot;;[.J45])" office:value-type="string" office:string-value="uint32" calcext:value-type="string">
            <text:p>uint32</text:p>
          </table:table-cell>
          <table:table-cell table:number-columns-repeated="2"/>
          <table:table-cell table:formula="of:=[.K45]&amp;&quot;_t &quot;&amp;[.F45]&amp;&quot;;&quot;" office:value-type="string" office:string-value="uint32_t EvtVnd4;" calcext:value-type="string">
            <text:p>uint32_t EvtVnd4;</text:p>
          </table:table-cell>
        </table:table-row>
      </table:table>
      <table:table table:name="Storage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WchaMax;" calcext:value-type="string">
            <text:p>uint16_t WchaMax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Gr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WchaGra;" calcext:value-type="string">
            <text:p>uint16_t WchaGr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disChaGra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WdisChaGra;" calcext:value-type="string">
            <text:p>uint16_t WdisChaGra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StorCtl_Mod</text:p>
          </table:table-cell>
          <table:table-cell office:value-type="string" calcext:value-type="string">
            <text:p>bitfield16</text:p>
          </table:table-cell>
          <table:table-cell/>
          <table:table-cell table:formula="of:=IF([.G6]=&quot;sunssf&quot;;&quot;int16&quot;;[.G6])" office:value-type="string" office:string-value="bitfield16" calcext:value-type="string">
            <text:p>bitfield16</text:p>
          </table:table-cell>
          <table:table-cell table:formula="of:=IF([.I6]=&quot;enum16&quot;;&quot;uint16&quot;;[.I6])" office:value-type="string" office:string-value="bitfield16" calcext:value-type="string">
            <text:p>bitfield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StorCtl_Mod;" calcext:value-type="string">
            <text:p>uint16_t StorCtl_Mod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16&quot;;&quot;uint16&quot;;[.J7])" office:value-type="string" office:string-value="uint16" calcext:value-type="string">
            <text:p>uint16</text:p>
          </table:table-cell>
          <table:table-cell table:number-columns-repeated="2"/>
          <table:table-cell table:formula="of:=[.K7]&amp;&quot;_t &quot;&amp;[.F7]&amp;&quot;;&quot;" office:value-type="string" office:string-value="uint16_t VAChaMax;" calcext:value-type="string">
            <text:p>uint16_t VAChaMax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MinRsvPct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MinRsvPct;" calcext:value-type="string">
            <text:p>uint16_t MinRsvPct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ChaState;" calcext:value-type="string">
            <text:p>uint16_t ChaState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StorAval;" calcext:value-type="string">
            <text:p>uint16_t StorAval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InBatV;" calcext:value-type="string">
            <text:p>uint16_t InBatV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</text:p>
          </table:table-cell>
          <table:table-cell office:value-type="string" calcext:value-type="string">
            <text:p>enum16</text:p>
          </table:table-cell>
          <table:table-cell/>
          <table:table-cell table:formula="of:=IF([.G12]=&quot;sunssf&quot;;&quot;int16&quot;;[.G12])" office:value-type="string" office:string-value="enum16" calcext:value-type="string">
            <text:p>enum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ChaSt;" calcext:value-type="string">
            <text:p>uint16_t ChaSt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WRte</text:p>
          </table:table-cell>
          <table:table-cell office:value-type="string" calcext:value-type="string">
            <text:p>int16</text:p>
          </table:table-cell>
          <table:table-cell/>
          <table:table-cell table:formula="of:=IF([.G13]=&quot;sunssf&quot;;&quot;int16&quot;;[.G13])" office:value-type="string" office:string-value="int16" calcext:value-type="string">
            <text:p>int16</text:p>
          </table:table-cell>
          <table:table-cell table:formula="of:=IF([.I13]=&quot;enum16&quot;;&quot;uint16&quot;;[.I13])" office:value-type="string" office:string-value="int16" calcext:value-type="string">
            <text:p>int16</text:p>
          </table:table-cell>
          <table:table-cell table:formula="of:=IF([.J13]=&quot;bitfield16&quot;;&quot;uint16&quot;;[.J13])" office:value-type="string" office:string-value="int16" calcext:value-type="string">
            <text:p>int16</text:p>
          </table:table-cell>
          <table:table-cell table:number-columns-repeated="2"/>
          <table:table-cell table:formula="of:=[.K13]&amp;&quot;_t &quot;&amp;[.F13]&amp;&quot;;&quot;" office:value-type="string" office:string-value="int16_t OutWRte;" calcext:value-type="string">
            <text:p>int16_t OutWRte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InWRte</text:p>
          </table:table-cell>
          <table:table-cell office:value-type="string" calcext:value-type="string">
            <text:p>int16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InWRte;" calcext:value-type="string">
            <text:p>int16_t InWRte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5]=&quot;sunssf&quot;;&quot;int16&quot;;[.G15])" office:value-type="string" office:string-value="uint16" calcext:value-type="string">
            <text:p>uint16</text:p>
          </table:table-cell>
          <table:table-cell table:formula="of:=IF([.I15]=&quot;enum16&quot;;&quot;uint16&quot;;[.I15])" office:value-type="string" office:string-value="uint16" calcext:value-type="string">
            <text:p>uint16</text:p>
          </table:table-cell>
          <table:table-cell table:formula="of:=IF([.J15]=&quot;bitfield16&quot;;&quot;uint16&quot;;[.J15])" office:value-type="string" office:string-value="uint16" calcext:value-type="string">
            <text:p>uint16</text:p>
          </table:table-cell>
          <table:table-cell table:number-columns-repeated="2"/>
          <table:table-cell table:formula="of:=[.K15]&amp;&quot;_t &quot;&amp;[.F15]&amp;&quot;;&quot;" office:value-type="string" office:string-value="uint16_t InOutWRte_WinTms;" calcext:value-type="string">
            <text:p>uint16_t InOutWRte_WinTms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16]=&quot;sunssf&quot;;&quot;int16&quot;;[.G16])" office:value-type="string" office:string-value="uint16" calcext:value-type="string">
            <text:p>uint16</text:p>
          </table:table-cell>
          <table:table-cell table:formula="of:=IF([.I16]=&quot;enum16&quot;;&quot;uint16&quot;;[.I16])" office:value-type="string" office:string-value="uint16" calcext:value-type="string">
            <text:p>uint16</text:p>
          </table:table-cell>
          <table:table-cell table:formula="of:=IF([.J16]=&quot;bitfield16&quot;;&quot;uint16&quot;;[.J16])" office:value-type="string" office:string-value="uint16" calcext:value-type="string">
            <text:p>uint16</text:p>
          </table:table-cell>
          <table:table-cell table:number-columns-repeated="2"/>
          <table:table-cell table:formula="of:=[.K16]&amp;&quot;_t &quot;&amp;[.F16]&amp;&quot;;&quot;" office:value-type="string" office:string-value="uint16_t InOutWRte_RvrtTms;" calcext:value-type="string">
            <text:p>uint16_t InOutWRte_RvrtTms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InOutWRte_RmpTms;" calcext:value-type="string">
            <text:p>uint16_t InOutWRte_RmpTms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haGriSe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16&quot;;&quot;uint16&quot;;[.J18])" office:value-type="string" office:string-value="uint16" calcext:value-type="string">
            <text:p>uint16</text:p>
          </table:table-cell>
          <table:table-cell table:number-columns-repeated="2"/>
          <table:table-cell table:formula="of:=[.K18]&amp;&quot;_t &quot;&amp;[.F18]&amp;&quot;;&quot;" office:value-type="string" office:string-value="uint16_t ChaGriSet;" calcext:value-type="string">
            <text:p>uint16_t ChaGriSet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WchaMax_SF;" calcext:value-type="string">
            <text:p>int16_t WchaMax_SF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DisChaGr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WchaDisChaGra_SF;" calcext:value-type="string">
            <text:p>int16_t WchaDisChaGr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ChaMax_SF;" calcext:value-type="string">
            <text:p>int16_t VAChaMax_SF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inRsv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MinRsvPct_SF;" calcext:value-type="string">
            <text:p>int16_t MinRsvPct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ChaState_SF;" calcext:value-type="string">
            <text:p>int16_t ChaState_S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StorAval_SF;" calcext:value-type="string">
            <text:p>int16_t StorAval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16&quot;;&quot;uint16&quot;;[.J25])" office:value-type="string" office:string-value="int16" calcext:value-type="string">
            <text:p>int16</text:p>
          </table:table-cell>
          <table:table-cell table:number-columns-repeated="2"/>
          <table:table-cell table:formula="of:=[.K25]&amp;&quot;_t &quot;&amp;[.F25]&amp;&quot;;&quot;" office:value-type="string" office:string-value="int16_t InBatV_SF;" calcext:value-type="string">
            <text:p>int16_t InBatV_SF;</text:p>
          </table:table-cell>
        </table:table-row>
        <table:table-row table:style-name="ro1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InOutWRte_SF;" calcext:value-type="string">
            <text:p>int16_t InOutWRte_SF;</text:p>
          </table:table-cell>
        </table:table-row>
      </table:table>
      <table:table table:name="Meter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[.G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A1]+[.C1]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[.G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A2]+[.C2]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16</text:p>
          </table:table-cell>
          <table:table-cell/>
          <table:table-cell table:formula="of:=[.G3]&amp;&quot;_t &quot;&amp;[.F3]&amp;&quot;;&quot;" office:value-type="string" office:string-value="int16_t A;" calcext:value-type="string">
            <text:p>int16_t A;</text:p>
          </table:table-cell>
        </table:table-row>
        <table:table-row table:style-name="ro1">
          <table:table-cell table:formula="of:=[.A3]+[.C3]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int16</text:p>
          </table:table-cell>
          <table:table-cell/>
          <table:table-cell table:formula="of:=[.G4]&amp;&quot;_t &quot;&amp;[.F4]&amp;&quot;;&quot;" office:value-type="string" office:string-value="int16_t AphA;" calcext:value-type="string">
            <text:p>int16_t AphA;</text:p>
          </table:table-cell>
        </table:table-row>
        <table:table-row table:style-name="ro1">
          <table:table-cell table:formula="of:=[.A4]+[.C4]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int16</text:p>
          </table:table-cell>
          <table:table-cell/>
          <table:table-cell table:formula="of:=[.G5]&amp;&quot;_t &quot;&amp;[.F5]&amp;&quot;;&quot;" office:value-type="string" office:string-value="int16_t AphB;" calcext:value-type="string">
            <text:p>int16_t AphB;</text:p>
          </table:table-cell>
        </table:table-row>
        <table:table-row table:style-name="ro1">
          <table:table-cell table:formula="of:=[.A5]+[.C5]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int16</text:p>
          </table:table-cell>
          <table:table-cell/>
          <table:table-cell table:formula="of:=[.G6]&amp;&quot;_t &quot;&amp;[.F6]&amp;&quot;;&quot;" office:value-type="string" office:string-value="int16_t AphC;" calcext:value-type="string">
            <text:p>int16_t AphC;</text:p>
          </table:table-cell>
        </table:table-row>
        <table:table-row table:style-name="ro1">
          <table:table-cell table:formula="of:=[.A6]+[.C6]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int16</text:p>
          </table:table-cell>
          <table:table-cell/>
          <table:table-cell table:formula="of:=[.G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A7]+[.C7]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</text:p>
          </table:table-cell>
          <table:table-cell office:value-type="string" calcext:value-type="string">
            <text:p>int16</text:p>
          </table:table-cell>
          <table:table-cell/>
          <table:table-cell table:formula="of:=[.G8]&amp;&quot;_t &quot;&amp;[.F8]&amp;&quot;;&quot;" office:value-type="string" office:string-value="int16_t PhV;" calcext:value-type="string">
            <text:p>int16_t PhV;</text:p>
          </table:table-cell>
        </table:table-row>
        <table:table-row table:style-name="ro1">
          <table:table-cell table:formula="of:=[.A8]+[.C8]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int16</text:p>
          </table:table-cell>
          <table:table-cell/>
          <table:table-cell table:formula="of:=[.G9]&amp;&quot;_t &quot;&amp;[.F9]&amp;&quot;;&quot;" office:value-type="string" office:string-value="int16_t PhVphA;" calcext:value-type="string">
            <text:p>int16_t PhVphA;</text:p>
          </table:table-cell>
        </table:table-row>
        <table:table-row table:style-name="ro1">
          <table:table-cell table:formula="of:=[.A9]+[.C9]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int16</text:p>
          </table:table-cell>
          <table:table-cell/>
          <table:table-cell table:formula="of:=[.G10]&amp;&quot;_t &quot;&amp;[.F10]&amp;&quot;;&quot;" office:value-type="string" office:string-value="int16_t PhVphB;" calcext:value-type="string">
            <text:p>int16_t PhVphB;</text:p>
          </table:table-cell>
        </table:table-row>
        <table:table-row table:style-name="ro1">
          <table:table-cell table:formula="of:=[.A10]+[.C10]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int16</text:p>
          </table:table-cell>
          <table:table-cell/>
          <table:table-cell table:formula="of:=[.G11]&amp;&quot;_t &quot;&amp;[.F11]&amp;&quot;;&quot;" office:value-type="string" office:string-value="int16_t PhVphC;" calcext:value-type="string">
            <text:p>int16_t PhVphC;</text:p>
          </table:table-cell>
        </table:table-row>
        <table:table-row table:style-name="ro1">
          <table:table-cell table:formula="of:=[.A11]+[.C11]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int16</text:p>
          </table:table-cell>
          <table:table-cell/>
          <table:table-cell table:formula="of:=[.G12]&amp;&quot;_t &quot;&amp;[.F12]&amp;&quot;;&quot;" office:value-type="string" office:string-value="int16_t PPV;" calcext:value-type="string">
            <text:p>int16_t PPV;</text:p>
          </table:table-cell>
        </table:table-row>
        <table:table-row table:style-name="ro1">
          <table:table-cell table:formula="of:=[.A12]+[.C12]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int16</text:p>
          </table:table-cell>
          <table:table-cell/>
          <table:table-cell table:formula="of:=[.G13]&amp;&quot;_t &quot;&amp;[.F13]&amp;&quot;;&quot;" office:value-type="string" office:string-value="int16_t PPVphAB;" calcext:value-type="string">
            <text:p>int16_t PPVphAB;</text:p>
          </table:table-cell>
        </table:table-row>
        <table:table-row table:style-name="ro1">
          <table:table-cell table:formula="of:=[.A13]+[.C13]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int16</text:p>
          </table:table-cell>
          <table:table-cell/>
          <table:table-cell table:formula="of:=[.G14]&amp;&quot;_t &quot;&amp;[.F14]&amp;&quot;;&quot;" office:value-type="string" office:string-value="int16_t PPVphBC;" calcext:value-type="string">
            <text:p>int16_t PPVphBC;</text:p>
          </table:table-cell>
        </table:table-row>
        <table:table-row table:style-name="ro1">
          <table:table-cell table:formula="of:=[.A14]+[.C14]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int16</text:p>
          </table:table-cell>
          <table:table-cell/>
          <table:table-cell table:formula="of:=[.G15]&amp;&quot;_t &quot;&amp;[.F15]&amp;&quot;;&quot;" office:value-type="string" office:string-value="int16_t PPVphCA;" calcext:value-type="string">
            <text:p>int16_t PPVphCA;</text:p>
          </table:table-cell>
        </table:table-row>
        <table:table-row table:style-name="ro1">
          <table:table-cell table:formula="of:=[.A15]+[.C15]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int16</text:p>
          </table:table-cell>
          <table:table-cell/>
          <table:table-cell table:formula="of:=[.G16]&amp;&quot;_t &quot;&amp;[.F16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A16]+[.C16]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int16</text:p>
          </table:table-cell>
          <table:table-cell/>
          <table:table-cell table:formula="of:=[.G17]&amp;&quot;_t &quot;&amp;[.F17]&amp;&quot;;&quot;" office:value-type="string" office:string-value="int16_t Hz;" calcext:value-type="string">
            <text:p>int16_t Hz;</text:p>
          </table:table-cell>
        </table:table-row>
        <table:table-row table:style-name="ro1">
          <table:table-cell table:formula="of:=[.A17]+[.C17]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int16</text:p>
          </table:table-cell>
          <table:table-cell/>
          <table:table-cell table:formula="of:=[.G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A18]+[.C18]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[.G19]&amp;&quot;_t &quot;&amp;[.F19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A19]+[.C19]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A</text:p>
          </table:table-cell>
          <table:table-cell office:value-type="string" calcext:value-type="string">
            <text:p>int16</text:p>
          </table:table-cell>
          <table:table-cell/>
          <table:table-cell table:formula="of:=[.G20]&amp;&quot;_t &quot;&amp;[.F20]&amp;&quot;;&quot;" office:value-type="string" office:string-value="int16_t WphA;" calcext:value-type="string">
            <text:p>int16_t WphA;</text:p>
          </table:table-cell>
        </table:table-row>
        <table:table-row table:style-name="ro1">
          <table:table-cell table:formula="of:=[.A20]+[.C20]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B</text:p>
          </table:table-cell>
          <table:table-cell office:value-type="string" calcext:value-type="string">
            <text:p>int16</text:p>
          </table:table-cell>
          <table:table-cell/>
          <table:table-cell table:formula="of:=[.G21]&amp;&quot;_t &quot;&amp;[.F21]&amp;&quot;;&quot;" office:value-type="string" office:string-value="int16_t WphB;" calcext:value-type="string">
            <text:p>int16_t WphB;</text:p>
          </table:table-cell>
        </table:table-row>
        <table:table-row table:style-name="ro1">
          <table:table-cell table:formula="of:=[.A21]+[.C21]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C</text:p>
          </table:table-cell>
          <table:table-cell office:value-type="string" calcext:value-type="string">
            <text:p>int16</text:p>
          </table:table-cell>
          <table:table-cell/>
          <table:table-cell table:formula="of:=[.G22]&amp;&quot;_t &quot;&amp;[.F22]&amp;&quot;;&quot;" office:value-type="string" office:string-value="int16_t WphC;" calcext:value-type="string">
            <text:p>int16_t WphC;</text:p>
          </table:table-cell>
        </table:table-row>
        <table:table-row table:style-name="ro1">
          <table:table-cell table:formula="of:=[.A22]+[.C22]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int16</text:p>
          </table:table-cell>
          <table:table-cell/>
          <table:table-cell table:formula="of:=[.G23]&amp;&quot;_t &quot;&amp;[.F23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A23]+[.C23]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[.G24]&amp;&quot;_t &quot;&amp;[.F24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A24]+[.C24]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A</text:p>
          </table:table-cell>
          <table:table-cell office:value-type="string" calcext:value-type="string">
            <text:p>int16</text:p>
          </table:table-cell>
          <table:table-cell/>
          <table:table-cell table:formula="of:=[.G25]&amp;&quot;_t &quot;&amp;[.F25]&amp;&quot;;&quot;" office:value-type="string" office:string-value="int16_t VAphA;" calcext:value-type="string">
            <text:p>int16_t VAphA;</text:p>
          </table:table-cell>
        </table:table-row>
        <table:table-row table:style-name="ro1">
          <table:table-cell table:formula="of:=[.A25]+[.C25]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B</text:p>
          </table:table-cell>
          <table:table-cell office:value-type="string" calcext:value-type="string">
            <text:p>int16</text:p>
          </table:table-cell>
          <table:table-cell/>
          <table:table-cell table:formula="of:=[.G26]&amp;&quot;_t &quot;&amp;[.F26]&amp;&quot;;&quot;" office:value-type="string" office:string-value="int16_t VAphB;" calcext:value-type="string">
            <text:p>int16_t VAphB;</text:p>
          </table:table-cell>
        </table:table-row>
        <table:table-row table:style-name="ro1">
          <table:table-cell table:formula="of:=[.A26]+[.C26]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C</text:p>
          </table:table-cell>
          <table:table-cell office:value-type="string" calcext:value-type="string">
            <text:p>int16</text:p>
          </table:table-cell>
          <table:table-cell/>
          <table:table-cell table:formula="of:=[.G27]&amp;&quot;_t &quot;&amp;[.F27]&amp;&quot;;&quot;" office:value-type="string" office:string-value="int16_t VAphC;" calcext:value-type="string">
            <text:p>int16_t VAphC;</text:p>
          </table:table-cell>
        </table:table-row>
        <table:table-row table:style-name="ro1">
          <table:table-cell table:formula="of:=[.A27]+[.C27]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int16</text:p>
          </table:table-cell>
          <table:table-cell/>
          <table:table-cell table:formula="of:=[.G28]&amp;&quot;_t &quot;&amp;[.F28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A28]+[.C28]" office:value-type="float" office:value="29" calcext:value-type="float">
            <text:p>29</text:p>
          </table:table-cell>
          <table:table-cell table:formula="of:=[.A29]+[.C29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[.G29]&amp;&quot;_t &quot;&amp;[.F29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A29]+[.C29]" office:value-type="float" office:value="30" calcext:value-type="float">
            <text:p>30</text:p>
          </table:table-cell>
          <table:table-cell table:formula="of:=[.A30]+[.C30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A</text:p>
          </table:table-cell>
          <table:table-cell office:value-type="string" calcext:value-type="string">
            <text:p>int16</text:p>
          </table:table-cell>
          <table:table-cell/>
          <table:table-cell table:formula="of:=[.G30]&amp;&quot;_t &quot;&amp;[.F30]&amp;&quot;;&quot;" office:value-type="string" office:string-value="int16_t VARphA;" calcext:value-type="string">
            <text:p>int16_t VARphA;</text:p>
          </table:table-cell>
        </table:table-row>
        <table:table-row table:style-name="ro1">
          <table:table-cell table:formula="of:=[.A30]+[.C30]" office:value-type="float" office:value="31" calcext:value-type="float">
            <text:p>31</text:p>
          </table:table-cell>
          <table:table-cell table:formula="of:=[.A31]+[.C31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B</text:p>
          </table:table-cell>
          <table:table-cell office:value-type="string" calcext:value-type="string">
            <text:p>int16</text:p>
          </table:table-cell>
          <table:table-cell/>
          <table:table-cell table:formula="of:=[.G31]&amp;&quot;_t &quot;&amp;[.F31]&amp;&quot;;&quot;" office:value-type="string" office:string-value="int16_t VARphB;" calcext:value-type="string">
            <text:p>int16_t VARphB;</text:p>
          </table:table-cell>
        </table:table-row>
        <table:table-row table:style-name="ro1">
          <table:table-cell table:formula="of:=[.A31]+[.C31]" office:value-type="float" office:value="32" calcext:value-type="float">
            <text:p>32</text:p>
          </table:table-cell>
          <table:table-cell table:formula="of:=[.A32]+[.C32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C</text:p>
          </table:table-cell>
          <table:table-cell office:value-type="string" calcext:value-type="string">
            <text:p>int16</text:p>
          </table:table-cell>
          <table:table-cell/>
          <table:table-cell table:formula="of:=[.G32]&amp;&quot;_t &quot;&amp;[.F32]&amp;&quot;;&quot;" office:value-type="string" office:string-value="int16_t VARphC;" calcext:value-type="string">
            <text:p>int16_t VARphC;</text:p>
          </table:table-cell>
        </table:table-row>
        <table:table-row table:style-name="ro1">
          <table:table-cell table:formula="of:=[.A32]+[.C32]" office:value-type="float" office:value="33" calcext:value-type="float">
            <text:p>33</text:p>
          </table:table-cell>
          <table:table-cell table:formula="of:=[.A33]+[.C33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int16</text:p>
          </table:table-cell>
          <table:table-cell/>
          <table:table-cell table:formula="of:=[.G33]&amp;&quot;_t &quot;&amp;[.F33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A33]+[.C33]" office:value-type="float" office:value="34" calcext:value-type="float">
            <text:p>34</text:p>
          </table:table-cell>
          <table:table-cell table:formula="of:=[.A34]+[.C34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[.G34]&amp;&quot;_t &quot;&amp;[.F34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A34]+[.C34]" office:value-type="float" office:value="35" calcext:value-type="float">
            <text:p>35</text:p>
          </table:table-cell>
          <table:table-cell table:formula="of:=[.A35]+[.C35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A</text:p>
          </table:table-cell>
          <table:table-cell office:value-type="string" calcext:value-type="string">
            <text:p>int16</text:p>
          </table:table-cell>
          <table:table-cell/>
          <table:table-cell table:formula="of:=[.G35]&amp;&quot;_t &quot;&amp;[.F35]&amp;&quot;;&quot;" office:value-type="string" office:string-value="int16_t PFphA;" calcext:value-type="string">
            <text:p>int16_t PFphA;</text:p>
          </table:table-cell>
        </table:table-row>
        <table:table-row table:style-name="ro1">
          <table:table-cell table:formula="of:=[.A35]+[.C35]" office:value-type="float" office:value="36" calcext:value-type="float">
            <text:p>36</text:p>
          </table:table-cell>
          <table:table-cell table:formula="of:=[.A36]+[.C36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B</text:p>
          </table:table-cell>
          <table:table-cell office:value-type="string" calcext:value-type="string">
            <text:p>int16</text:p>
          </table:table-cell>
          <table:table-cell/>
          <table:table-cell table:formula="of:=[.G36]&amp;&quot;_t &quot;&amp;[.F36]&amp;&quot;;&quot;" office:value-type="string" office:string-value="int16_t PFphB;" calcext:value-type="string">
            <text:p>int16_t PFphB;</text:p>
          </table:table-cell>
        </table:table-row>
        <table:table-row table:style-name="ro1">
          <table:table-cell table:formula="of:=[.A36]+[.C36]" office:value-type="float" office:value="37" calcext:value-type="float">
            <text:p>37</text:p>
          </table:table-cell>
          <table:table-cell table:formula="of:=[.A37]+[.C37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C</text:p>
          </table:table-cell>
          <table:table-cell office:value-type="string" calcext:value-type="string">
            <text:p>int16</text:p>
          </table:table-cell>
          <table:table-cell/>
          <table:table-cell table:formula="of:=[.G37]&amp;&quot;_t &quot;&amp;[.F37]&amp;&quot;;&quot;" office:value-type="string" office:string-value="int16_t PFphC;" calcext:value-type="string">
            <text:p>int16_t PFphC;</text:p>
          </table:table-cell>
        </table:table-row>
        <table:table-row table:style-name="ro1">
          <table:table-cell table:formula="of:=[.A37]+[.C37]" office:value-type="float" office:value="38" calcext:value-type="float">
            <text:p>38</text:p>
          </table:table-cell>
          <table:table-cell table:formula="of:=[.A38]+[.C38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int16</text:p>
          </table:table-cell>
          <table:table-cell/>
          <table:table-cell table:formula="of:=[.G38]&amp;&quot;_t &quot;&amp;[.F38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A38]+[.C38]" office:value-type="float" office:value="39" calcext:value-type="float">
            <text:p>39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</text:p>
          </table:table-cell>
          <table:table-cell office:value-type="string" calcext:value-type="string">
            <text:p>uint32</text:p>
          </table:table-cell>
          <table:table-cell/>
          <table:table-cell table:formula="of:=[.G39]&amp;&quot;_t &quot;&amp;[.F39]&amp;&quot;;&quot;" office:value-type="string" office:string-value="uint32_t TotWhExp;" calcext:value-type="string">
            <text:p>uint32_t TotWhExp;</text:p>
          </table:table-cell>
        </table:table-row>
        <table:table-row table:style-name="ro1">
          <table:table-cell table:formula="of:=[.A39]+[.C39]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A</text:p>
          </table:table-cell>
          <table:table-cell office:value-type="string" calcext:value-type="string">
            <text:p>uint32</text:p>
          </table:table-cell>
          <table:table-cell/>
          <table:table-cell table:formula="of:=[.G40]&amp;&quot;_t &quot;&amp;[.F40]&amp;&quot;;&quot;" office:value-type="string" office:string-value="uint32_t TotWhExpPhA;" calcext:value-type="string">
            <text:p>uint32_t TotWhExpPhA;</text:p>
          </table:table-cell>
        </table:table-row>
        <table:table-row table:style-name="ro1">
          <table:table-cell table:formula="of:=[.A40]+[.C40]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B</text:p>
          </table:table-cell>
          <table:table-cell office:value-type="string" calcext:value-type="string">
            <text:p>uint32</text:p>
          </table:table-cell>
          <table:table-cell/>
          <table:table-cell table:formula="of:=[.G41]&amp;&quot;_t &quot;&amp;[.F41]&amp;&quot;;&quot;" office:value-type="string" office:string-value="uint32_t TotWhExpPhB;" calcext:value-type="string">
            <text:p>uint32_t TotWhExpPhB;</text:p>
          </table:table-cell>
        </table:table-row>
        <table:table-row table:style-name="ro1">
          <table:table-cell table:formula="of:=[.A41]+[.C41]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C</text:p>
          </table:table-cell>
          <table:table-cell office:value-type="string" calcext:value-type="string">
            <text:p>uint32</text:p>
          </table:table-cell>
          <table:table-cell/>
          <table:table-cell table:formula="of:=[.G42]&amp;&quot;_t &quot;&amp;[.F42]&amp;&quot;;&quot;" office:value-type="string" office:string-value="uint32_t TotWhExpPhC;" calcext:value-type="string">
            <text:p>uint32_t TotWhExpPhC;</text:p>
          </table:table-cell>
        </table:table-row>
        <table:table-row table:style-name="ro1">
          <table:table-cell table:formula="of:=[.A42]+[.C42]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</text:p>
          </table:table-cell>
          <table:table-cell office:value-type="string" calcext:value-type="string">
            <text:p>uint32</text:p>
          </table:table-cell>
          <table:table-cell/>
          <table:table-cell table:formula="of:=[.G43]&amp;&quot;_t &quot;&amp;[.F43]&amp;&quot;;&quot;" office:value-type="string" office:string-value="uint32_t TotWhImp;" calcext:value-type="string">
            <text:p>uint32_t TotWhImp;</text:p>
          </table:table-cell>
        </table:table-row>
        <table:table-row table:style-name="ro1">
          <table:table-cell table:formula="of:=[.A43]+[.C43]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A</text:p>
          </table:table-cell>
          <table:table-cell office:value-type="string" calcext:value-type="string">
            <text:p>uint32</text:p>
          </table:table-cell>
          <table:table-cell/>
          <table:table-cell table:formula="of:=[.G44]&amp;&quot;_t &quot;&amp;[.F44]&amp;&quot;;&quot;" office:value-type="string" office:string-value="uint32_t TotWhImpPhA;" calcext:value-type="string">
            <text:p>uint32_t TotWhImpPhA;</text:p>
          </table:table-cell>
        </table:table-row>
        <table:table-row table:style-name="ro1">
          <table:table-cell table:formula="of:=[.A44]+[.C44]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B</text:p>
          </table:table-cell>
          <table:table-cell office:value-type="string" calcext:value-type="string">
            <text:p>uint32</text:p>
          </table:table-cell>
          <table:table-cell/>
          <table:table-cell table:formula="of:=[.G45]&amp;&quot;_t &quot;&amp;[.F45]&amp;&quot;;&quot;" office:value-type="string" office:string-value="uint32_t TotWhImpPhB;" calcext:value-type="string">
            <text:p>uint32_t TotWhImpPhB;</text:p>
          </table:table-cell>
        </table:table-row>
        <table:table-row table:style-name="ro1">
          <table:table-cell table:formula="of:=[.A45]+[.C45]" office:value-type="float" office:value="53" calcext:value-type="float">
            <text:p>53</text:p>
          </table:table-cell>
          <table:table-cell table:formula="of:=[.A46]+[.C46]-1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C</text:p>
          </table:table-cell>
          <table:table-cell office:value-type="string" calcext:value-type="string">
            <text:p>uint32</text:p>
          </table:table-cell>
          <table:table-cell/>
          <table:table-cell table:formula="of:=[.G46]&amp;&quot;_t &quot;&amp;[.F46]&amp;&quot;;&quot;" office:value-type="string" office:string-value="uint32_t TotWhImpPhC;" calcext:value-type="string">
            <text:p>uint32_t TotWhImpPhC;</text:p>
          </table:table-cell>
        </table:table-row>
        <table:table-row table:style-name="ro1">
          <table:table-cell table:formula="of:=[.A46]+[.C46]" office:value-type="float" office:value="55" calcext:value-type="float">
            <text:p>55</text:p>
          </table:table-cell>
          <table:table-cell table:formula="of:=[.A47]+[.C47]-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_SF</text:p>
          </table:table-cell>
          <table:table-cell office:value-type="string" calcext:value-type="string">
            <text:p>int16</text:p>
          </table:table-cell>
          <table:table-cell/>
          <table:table-cell table:formula="of:=[.G47]&amp;&quot;_t &quot;&amp;[.F47]&amp;&quot;;&quot;" office:value-type="string" office:string-value="int16_t TotWh_SF;" calcext:value-type="string">
            <text:p>int16_t TotWh_SF;</text:p>
          </table:table-cell>
        </table:table-row>
        <table:table-row table:style-name="ro1">
          <table:table-cell table:formula="of:=[.A47]+[.C47]" office:value-type="float" office:value="56" calcext:value-type="float">
            <text:p>56</text:p>
          </table:table-cell>
          <table:table-cell table:formula="of:=[.A48]+[.C48]-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</text:p>
          </table:table-cell>
          <table:table-cell office:value-type="string" calcext:value-type="string">
            <text:p>uint32</text:p>
          </table:table-cell>
          <table:table-cell/>
          <table:table-cell table:formula="of:=[.G48]&amp;&quot;_t &quot;&amp;[.F48]&amp;&quot;;&quot;" office:value-type="string" office:string-value="uint32_t TotVAhExp;" calcext:value-type="string">
            <text:p>uint32_t TotVAhExp;</text:p>
          </table:table-cell>
        </table:table-row>
        <table:table-row table:style-name="ro1">
          <table:table-cell table:formula="of:=[.A48]+[.C48]" office:value-type="float" office:value="58" calcext:value-type="float">
            <text:p>58</text:p>
          </table:table-cell>
          <table:table-cell table:formula="of:=[.A49]+[.C49]-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A</text:p>
          </table:table-cell>
          <table:table-cell office:value-type="string" calcext:value-type="string">
            <text:p>uint32</text:p>
          </table:table-cell>
          <table:table-cell/>
          <table:table-cell table:formula="of:=[.G49]&amp;&quot;_t &quot;&amp;[.F49]&amp;&quot;;&quot;" office:value-type="string" office:string-value="uint32_t TotVAhExpPhA;" calcext:value-type="string">
            <text:p>uint32_t TotVAhExpPhA;</text:p>
          </table:table-cell>
        </table:table-row>
        <table:table-row table:style-name="ro1">
          <table:table-cell table:formula="of:=[.A49]+[.C49]" office:value-type="float" office:value="60" calcext:value-type="float">
            <text:p>60</text:p>
          </table:table-cell>
          <table:table-cell table:formula="of:=[.A50]+[.C50]-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B</text:p>
          </table:table-cell>
          <table:table-cell office:value-type="string" calcext:value-type="string">
            <text:p>uint32</text:p>
          </table:table-cell>
          <table:table-cell/>
          <table:table-cell table:formula="of:=[.G50]&amp;&quot;_t &quot;&amp;[.F50]&amp;&quot;;&quot;" office:value-type="string" office:string-value="uint32_t TotVAhExpPhB;" calcext:value-type="string">
            <text:p>uint32_t TotVAhExpPhB;</text:p>
          </table:table-cell>
        </table:table-row>
        <table:table-row table:style-name="ro1">
          <table:table-cell table:formula="of:=[.A50]+[.C50]" office:value-type="float" office:value="62" calcext:value-type="float">
            <text:p>62</text:p>
          </table:table-cell>
          <table:table-cell table:formula="of:=[.A51]+[.C51]-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C</text:p>
          </table:table-cell>
          <table:table-cell office:value-type="string" calcext:value-type="string">
            <text:p>uint32</text:p>
          </table:table-cell>
          <table:table-cell/>
          <table:table-cell table:formula="of:=[.G51]&amp;&quot;_t &quot;&amp;[.F51]&amp;&quot;;&quot;" office:value-type="string" office:string-value="uint32_t TotVAhExpPhC;" calcext:value-type="string">
            <text:p>uint32_t TotVAhExpPhC;</text:p>
          </table:table-cell>
        </table:table-row>
        <table:table-row table:style-name="ro1">
          <table:table-cell table:formula="of:=[.A51]+[.C51]" office:value-type="float" office:value="64" calcext:value-type="float">
            <text:p>64</text:p>
          </table:table-cell>
          <table:table-cell table:formula="of:=[.A52]+[.C52]-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</text:p>
          </table:table-cell>
          <table:table-cell office:value-type="string" calcext:value-type="string">
            <text:p>uint32</text:p>
          </table:table-cell>
          <table:table-cell/>
          <table:table-cell table:formula="of:=[.G52]&amp;&quot;_t &quot;&amp;[.F52]&amp;&quot;;&quot;" office:value-type="string" office:string-value="uint32_t TotVAhImp;" calcext:value-type="string">
            <text:p>uint32_t TotVAhImp;</text:p>
          </table:table-cell>
        </table:table-row>
        <table:table-row table:style-name="ro1">
          <table:table-cell table:formula="of:=[.A52]+[.C52]" office:value-type="float" office:value="66" calcext:value-type="float">
            <text:p>66</text:p>
          </table:table-cell>
          <table:table-cell table:formula="of:=[.A53]+[.C53]-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A</text:p>
          </table:table-cell>
          <table:table-cell office:value-type="string" calcext:value-type="string">
            <text:p>uint32</text:p>
          </table:table-cell>
          <table:table-cell/>
          <table:table-cell table:formula="of:=[.G53]&amp;&quot;_t &quot;&amp;[.F53]&amp;&quot;;&quot;" office:value-type="string" office:string-value="uint32_t TotVAhImpPhA;" calcext:value-type="string">
            <text:p>uint32_t TotVAhImpPhA;</text:p>
          </table:table-cell>
        </table:table-row>
        <table:table-row table:style-name="ro1">
          <table:table-cell table:formula="of:=[.A53]+[.C53]" office:value-type="float" office:value="68" calcext:value-type="float">
            <text:p>68</text:p>
          </table:table-cell>
          <table:table-cell table:formula="of:=[.A54]+[.C54]-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B</text:p>
          </table:table-cell>
          <table:table-cell office:value-type="string" calcext:value-type="string">
            <text:p>uint32</text:p>
          </table:table-cell>
          <table:table-cell/>
          <table:table-cell table:formula="of:=[.G54]&amp;&quot;_t &quot;&amp;[.F54]&amp;&quot;;&quot;" office:value-type="string" office:string-value="uint32_t TotVAhImpPhB;" calcext:value-type="string">
            <text:p>uint32_t TotVAhImpPhB;</text:p>
          </table:table-cell>
        </table:table-row>
        <table:table-row table:style-name="ro1">
          <table:table-cell table:formula="of:=[.A54]+[.C54]" office:value-type="float" office:value="70" calcext:value-type="float">
            <text:p>70</text:p>
          </table:table-cell>
          <table:table-cell table:formula="of:=[.A55]+[.C55]-1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C</text:p>
          </table:table-cell>
          <table:table-cell office:value-type="string" calcext:value-type="string">
            <text:p>uint32</text:p>
          </table:table-cell>
          <table:table-cell/>
          <table:table-cell table:formula="of:=[.G55]&amp;&quot;_t &quot;&amp;[.F55]&amp;&quot;;&quot;" office:value-type="string" office:string-value="uint32_t TotVAhImpPhC;" calcext:value-type="string">
            <text:p>uint32_t TotVAhImpPhC;</text:p>
          </table:table-cell>
        </table:table-row>
        <table:table-row table:style-name="ro1">
          <table:table-cell table:formula="of:=[.A55]+[.C55]" office:value-type="float" office:value="72" calcext:value-type="float">
            <text:p>72</text:p>
          </table:table-cell>
          <table:table-cell table:formula="of:=[.A56]+[.C56]-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_SF</text:p>
          </table:table-cell>
          <table:table-cell office:value-type="string" calcext:value-type="string">
            <text:p>int16</text:p>
          </table:table-cell>
          <table:table-cell/>
          <table:table-cell table:formula="of:=[.G56]&amp;&quot;_t &quot;&amp;[.F56]&amp;&quot;;&quot;" office:value-type="string" office:string-value="int16_t TotVAh_SF;" calcext:value-type="string">
            <text:p>int16_t TotVAh_SF;</text:p>
          </table:table-cell>
        </table:table-row>
        <table:table-row table:style-name="ro1">
          <table:table-cell table:formula="of:=[.A56]+[.C56]" office:value-type="float" office:value="73" calcext:value-type="float">
            <text:p>73</text:p>
          </table:table-cell>
          <table:table-cell table:formula="of:=[.A57]+[.C57]-1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</text:p>
          </table:table-cell>
          <table:table-cell office:value-type="string" calcext:value-type="string">
            <text:p>uint32</text:p>
          </table:table-cell>
          <table:table-cell/>
          <table:table-cell table:formula="of:=[.G57]&amp;&quot;_t &quot;&amp;[.F57]&amp;&quot;;&quot;" office:value-type="string" office:string-value="uint32_t TotVArhImpQ1;" calcext:value-type="string">
            <text:p>uint32_t TotVArhImpQ1;</text:p>
          </table:table-cell>
        </table:table-row>
        <table:table-row table:style-name="ro1">
          <table:table-cell table:formula="of:=[.A57]+[.C57]" office:value-type="float" office:value="75" calcext:value-type="float">
            <text:p>75</text:p>
          </table:table-cell>
          <table:table-cell table:formula="of:=[.A58]+[.C58]-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A</text:p>
          </table:table-cell>
          <table:table-cell office:value-type="string" calcext:value-type="string">
            <text:p>uint32</text:p>
          </table:table-cell>
          <table:table-cell/>
          <table:table-cell table:formula="of:=[.G58]&amp;&quot;_t &quot;&amp;[.F58]&amp;&quot;;&quot;" office:value-type="string" office:string-value="uint32_t TotVArhImpQ1phA;" calcext:value-type="string">
            <text:p>uint32_t TotVArhImpQ1phA;</text:p>
          </table:table-cell>
        </table:table-row>
        <table:table-row table:style-name="ro1">
          <table:table-cell table:formula="of:=[.A58]+[.C58]" office:value-type="float" office:value="77" calcext:value-type="float">
            <text:p>77</text:p>
          </table:table-cell>
          <table:table-cell table:formula="of:=[.A59]+[.C59]-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B</text:p>
          </table:table-cell>
          <table:table-cell office:value-type="string" calcext:value-type="string">
            <text:p>uint32</text:p>
          </table:table-cell>
          <table:table-cell/>
          <table:table-cell table:formula="of:=[.G59]&amp;&quot;_t &quot;&amp;[.F59]&amp;&quot;;&quot;" office:value-type="string" office:string-value="uint32_t TotVArhImpQ1phB;" calcext:value-type="string">
            <text:p>uint32_t TotVArhImpQ1phB;</text:p>
          </table:table-cell>
        </table:table-row>
        <table:table-row table:style-name="ro1">
          <table:table-cell table:formula="of:=[.A59]+[.C59]" office:value-type="float" office:value="79" calcext:value-type="float">
            <text:p>79</text:p>
          </table:table-cell>
          <table:table-cell table:formula="of:=[.A60]+[.C60]-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C</text:p>
          </table:table-cell>
          <table:table-cell office:value-type="string" calcext:value-type="string">
            <text:p>uint32</text:p>
          </table:table-cell>
          <table:table-cell/>
          <table:table-cell table:formula="of:=[.G60]&amp;&quot;_t &quot;&amp;[.F60]&amp;&quot;;&quot;" office:value-type="string" office:string-value="uint32_t TotVArhImpQ1phC;" calcext:value-type="string">
            <text:p>uint32_t TotVArhImpQ1phC;</text:p>
          </table:table-cell>
        </table:table-row>
        <table:table-row table:style-name="ro1">
          <table:table-cell table:formula="of:=[.A60]+[.C60]" office:value-type="float" office:value="81" calcext:value-type="float">
            <text:p>81</text:p>
          </table:table-cell>
          <table:table-cell table:formula="of:=[.A61]+[.C61]-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</text:p>
          </table:table-cell>
          <table:table-cell office:value-type="string" calcext:value-type="string">
            <text:p>uint32</text:p>
          </table:table-cell>
          <table:table-cell/>
          <table:table-cell table:formula="of:=[.G61]&amp;&quot;_t &quot;&amp;[.F61]&amp;&quot;;&quot;" office:value-type="string" office:string-value="uint32_t TotVArhImpQ2;" calcext:value-type="string">
            <text:p>uint32_t TotVArhImpQ2;</text:p>
          </table:table-cell>
        </table:table-row>
        <table:table-row table:style-name="ro1">
          <table:table-cell table:formula="of:=[.A61]+[.C61]" office:value-type="float" office:value="83" calcext:value-type="float">
            <text:p>83</text:p>
          </table:table-cell>
          <table:table-cell table:formula="of:=[.A62]+[.C62]-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A</text:p>
          </table:table-cell>
          <table:table-cell office:value-type="string" calcext:value-type="string">
            <text:p>uint32</text:p>
          </table:table-cell>
          <table:table-cell/>
          <table:table-cell table:formula="of:=[.G62]&amp;&quot;_t &quot;&amp;[.F62]&amp;&quot;;&quot;" office:value-type="string" office:string-value="uint32_t TotVArhImpQ2phA;" calcext:value-type="string">
            <text:p>uint32_t TotVArhImpQ2phA;</text:p>
          </table:table-cell>
        </table:table-row>
        <table:table-row table:style-name="ro1">
          <table:table-cell table:formula="of:=[.A62]+[.C62]" office:value-type="float" office:value="85" calcext:value-type="float">
            <text:p>85</text:p>
          </table:table-cell>
          <table:table-cell table:formula="of:=[.A63]+[.C63]-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B</text:p>
          </table:table-cell>
          <table:table-cell office:value-type="string" calcext:value-type="string">
            <text:p>uint32</text:p>
          </table:table-cell>
          <table:table-cell/>
          <table:table-cell table:formula="of:=[.G63]&amp;&quot;_t &quot;&amp;[.F63]&amp;&quot;;&quot;" office:value-type="string" office:string-value="uint32_t TotVArhImpQ2phB;" calcext:value-type="string">
            <text:p>uint32_t TotVArhImpQ2phB;</text:p>
          </table:table-cell>
        </table:table-row>
        <table:table-row table:style-name="ro1">
          <table:table-cell table:formula="of:=[.A63]+[.C63]" office:value-type="float" office:value="87" calcext:value-type="float">
            <text:p>87</text:p>
          </table:table-cell>
          <table:table-cell table:formula="of:=[.A64]+[.C64]-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C</text:p>
          </table:table-cell>
          <table:table-cell office:value-type="string" calcext:value-type="string">
            <text:p>uint32</text:p>
          </table:table-cell>
          <table:table-cell/>
          <table:table-cell table:formula="of:=[.G64]&amp;&quot;_t &quot;&amp;[.F64]&amp;&quot;;&quot;" office:value-type="string" office:string-value="uint32_t TotVArhImpQ2phC;" calcext:value-type="string">
            <text:p>uint32_t TotVArhImpQ2phC;</text:p>
          </table:table-cell>
        </table:table-row>
        <table:table-row table:style-name="ro1">
          <table:table-cell table:formula="of:=[.A64]+[.C64]" office:value-type="float" office:value="89" calcext:value-type="float">
            <text:p>89</text:p>
          </table:table-cell>
          <table:table-cell table:formula="of:=[.A65]+[.C65]-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</text:p>
          </table:table-cell>
          <table:table-cell office:value-type="string" calcext:value-type="string">
            <text:p>uint32</text:p>
          </table:table-cell>
          <table:table-cell/>
          <table:table-cell table:formula="of:=[.G65]&amp;&quot;_t &quot;&amp;[.F65]&amp;&quot;;&quot;" office:value-type="string" office:string-value="uint32_t TotVArhExpQ3;" calcext:value-type="string">
            <text:p>uint32_t TotVArhExpQ3;</text:p>
          </table:table-cell>
        </table:table-row>
        <table:table-row table:style-name="ro1">
          <table:table-cell table:formula="of:=[.A65]+[.C65]" office:value-type="float" office:value="91" calcext:value-type="float">
            <text:p>91</text:p>
          </table:table-cell>
          <table:table-cell table:formula="of:=[.A66]+[.C66]-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A</text:p>
          </table:table-cell>
          <table:table-cell office:value-type="string" calcext:value-type="string">
            <text:p>uint32</text:p>
          </table:table-cell>
          <table:table-cell/>
          <table:table-cell table:formula="of:=[.G66]&amp;&quot;_t &quot;&amp;[.F66]&amp;&quot;;&quot;" office:value-type="string" office:string-value="uint32_t TotVArhExpQ3phA;" calcext:value-type="string">
            <text:p>uint32_t TotVArhExpQ3phA;</text:p>
          </table:table-cell>
        </table:table-row>
        <table:table-row table:style-name="ro1">
          <table:table-cell table:formula="of:=[.A66]+[.C66]" office:value-type="float" office:value="93" calcext:value-type="float">
            <text:p>93</text:p>
          </table:table-cell>
          <table:table-cell table:formula="of:=[.A67]+[.C67]-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B</text:p>
          </table:table-cell>
          <table:table-cell office:value-type="string" calcext:value-type="string">
            <text:p>uint32</text:p>
          </table:table-cell>
          <table:table-cell/>
          <table:table-cell table:formula="of:=[.G67]&amp;&quot;_t &quot;&amp;[.F67]&amp;&quot;;&quot;" office:value-type="string" office:string-value="uint32_t TotVArhExpQ3phB;" calcext:value-type="string">
            <text:p>uint32_t TotVArhExpQ3phB;</text:p>
          </table:table-cell>
        </table:table-row>
        <table:table-row table:style-name="ro1">
          <table:table-cell table:formula="of:=[.A67]+[.C67]" office:value-type="float" office:value="95" calcext:value-type="float">
            <text:p>95</text:p>
          </table:table-cell>
          <table:table-cell table:formula="of:=[.A68]+[.C68]-1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C</text:p>
          </table:table-cell>
          <table:table-cell office:value-type="string" calcext:value-type="string">
            <text:p>uint32</text:p>
          </table:table-cell>
          <table:table-cell/>
          <table:table-cell table:formula="of:=[.G68]&amp;&quot;_t &quot;&amp;[.F68]&amp;&quot;;&quot;" office:value-type="string" office:string-value="uint32_t TotVArhExpQ3phC;" calcext:value-type="string">
            <text:p>uint32_t TotVArhExpQ3phC;</text:p>
          </table:table-cell>
        </table:table-row>
        <table:table-row table:style-name="ro1">
          <table:table-cell table:formula="of:=[.A68]+[.C68]" office:value-type="float" office:value="97" calcext:value-type="float">
            <text:p>97</text:p>
          </table:table-cell>
          <table:table-cell table:formula="of:=[.A69]+[.C69]-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</text:p>
          </table:table-cell>
          <table:table-cell office:value-type="string" calcext:value-type="string">
            <text:p>uint32</text:p>
          </table:table-cell>
          <table:table-cell/>
          <table:table-cell table:formula="of:=[.G69]&amp;&quot;_t &quot;&amp;[.F69]&amp;&quot;;&quot;" office:value-type="string" office:string-value="uint32_t TotVArhExpQ4;" calcext:value-type="string">
            <text:p>uint32_t TotVArhExpQ4;</text:p>
          </table:table-cell>
        </table:table-row>
        <table:table-row table:style-name="ro1">
          <table:table-cell table:formula="of:=[.A69]+[.C69]" office:value-type="float" office:value="99" calcext:value-type="float">
            <text:p>99</text:p>
          </table:table-cell>
          <table:table-cell table:formula="of:=[.A70]+[.C70]-1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A</text:p>
          </table:table-cell>
          <table:table-cell office:value-type="string" calcext:value-type="string">
            <text:p>uint32</text:p>
          </table:table-cell>
          <table:table-cell/>
          <table:table-cell table:formula="of:=[.G70]&amp;&quot;_t &quot;&amp;[.F70]&amp;&quot;;&quot;" office:value-type="string" office:string-value="uint32_t TotVArhExpQ4phA;" calcext:value-type="string">
            <text:p>uint32_t TotVArhExpQ4phA;</text:p>
          </table:table-cell>
        </table:table-row>
        <table:table-row table:style-name="ro1">
          <table:table-cell table:formula="of:=[.A70]+[.C70]" office:value-type="float" office:value="101" calcext:value-type="float">
            <text:p>101</text:p>
          </table:table-cell>
          <table:table-cell table:formula="of:=[.A71]+[.C71]-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B</text:p>
          </table:table-cell>
          <table:table-cell office:value-type="string" calcext:value-type="string">
            <text:p>uint32</text:p>
          </table:table-cell>
          <table:table-cell/>
          <table:table-cell table:formula="of:=[.G71]&amp;&quot;_t &quot;&amp;[.F71]&amp;&quot;;&quot;" office:value-type="string" office:string-value="uint32_t TotVArhExpQ4phB;" calcext:value-type="string">
            <text:p>uint32_t TotVArhExpQ4phB;</text:p>
          </table:table-cell>
        </table:table-row>
        <table:table-row table:style-name="ro1">
          <table:table-cell table:formula="of:=[.A71]+[.C71]" office:value-type="float" office:value="103" calcext:value-type="float">
            <text:p>103</text:p>
          </table:table-cell>
          <table:table-cell table:formula="of:=[.A72]+[.C72]-1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C</text:p>
          </table:table-cell>
          <table:table-cell office:value-type="string" calcext:value-type="string">
            <text:p>uint32</text:p>
          </table:table-cell>
          <table:table-cell/>
          <table:table-cell table:formula="of:=[.G72]&amp;&quot;_t &quot;&amp;[.F72]&amp;&quot;;&quot;" office:value-type="string" office:string-value="uint32_t TotVArhExpQ4phC;" calcext:value-type="string">
            <text:p>uint32_t TotVArhExpQ4phC;</text:p>
          </table:table-cell>
        </table:table-row>
        <table:table-row table:style-name="ro1">
          <table:table-cell table:formula="of:=[.A72]+[.C72]" office:value-type="float" office:value="105" calcext:value-type="float">
            <text:p>105</text:p>
          </table:table-cell>
          <table:table-cell table:formula="of:=[.A73]+[.C73]-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_SF</text:p>
          </table:table-cell>
          <table:table-cell office:value-type="string" calcext:value-type="string">
            <text:p>int16</text:p>
          </table:table-cell>
          <table:table-cell/>
          <table:table-cell table:formula="of:=[.G73]&amp;&quot;_t &quot;&amp;[.F73]&amp;&quot;;&quot;" office:value-type="string" office:string-value="int16_t TotVArh_SF;" calcext:value-type="string">
            <text:p>int16_t TotVArh_SF;</text:p>
          </table:table-cell>
        </table:table-row>
        <table:table-row table:style-name="ro1">
          <table:table-cell table:formula="of:=[.A73]+[.C73]" office:value-type="float" office:value="106" calcext:value-type="float">
            <text:p>106</text:p>
          </table:table-cell>
          <table:table-cell table:formula="of:=[.A74]+[.C74]-1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uint32</text:p>
          </table:table-cell>
          <table:table-cell/>
          <table:table-cell table:formula="of:=[.G74]&amp;&quot;_t &quot;&amp;[.F74]&amp;&quot;;&quot;" office:value-type="string" office:string-value="uint32_t Evt;" calcext:value-type="string">
            <text:p>uint32_t Ev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1:25.878275854</meta:creation-date>
    <dc:date>2024-09-11T23:25:17.082728392</dc:date>
    <meta:editing-duration>PT1H49M7S</meta:editing-duration>
    <meta:editing-cycles>12</meta:editing-cycles>
    <meta:generator>LibreOffice/7.4.7.2$Linux_X86_64 LibreOffice_project/40$Build-2</meta:generator>
    <meta:document-statistic meta:table-count="3" meta:cell-count="1373" meta:object-count="0"/>
  </office:meta>
</office:document-meta>
</file>